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330" officeooo:paragraph-rsid="0000c33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c330" officeooo:paragraph-rsid="0000c33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c330" officeooo:paragraph-rsid="0000c33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13ef9" officeooo:paragraph-rsid="00013ef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3ef9" officeooo:paragraph-rsid="00013ef9" style:font-weight-asian="normal" style:font-weight-complex="normal"/>
    </style:style>
    <style:style style:name="T1" style:family="text">
      <style:text-properties officeooo:rsid="0000c33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3ef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<text:tab/><text:tab/><text:tab/><text:tab/><text:tab/><text:tab/><text:tab/><text:tab/>Wrocław, 12.05.16r.</text:p>
      <text:p text:style-name="P1"/>
      <text:p text:style-name="P1"/>
      <text:p text:style-name="P2">LISTA 8</text:p>
      <text:p text:style-name="P3"/>
      <text:p text:style-name="P3">Uwagi techniczne: <text:span text:style-name="T2">Rozwiązania zadań w Javie zostały zamieszczone w projekcie, który można otworzyć za pomocą IntelliJ Idea lub Eclipse. Rozwiązania wszystkich zadań znajdują się w odpowienich paczkach (package) w strukturze projektu. Aby uruchomić kod należy po prostu kliknąć gdziekolwiek “Run” .</text:span></text:p>
      <text:p text:style-name="P3"><text:span text:style-name="T2"/></text:p>
      <text:p text:style-name="P3">Zadanie 1:</text:p>
      <text:p text:style-name="P3"><text:span text:style-name="T2"><text:tab/>Pliki źródłowe do tego zadania znajdują się w paczcę </text:span><text:span text:style-name="T3">Command. W Main.java prezentacja tego zadania jest zakomentowana, ponieważ uruchomienie 3 wątków wykonujących coś w nieskończoność uniemożliwia kontunuację prezentacji dalszych zadań. Należy ją odkomentować, jeśli chce się zobaczyć, że wątek producent faktycznie generuje Commandy do wykonania, a dwa wątki konsumenckie je wykonują. Thread safety zostało zapewnione.</text:span></text:p>
      <text:p text:style-name="P3"><text:span text:style-name="T3"/></text:p>
      <text:p text:style-name="P4">Zadanie 2:</text:p>
      <text:p text:style-name="P5"><text:tab/><text:span text:style-name="T1">Pliki źródłowe do tego zadania znajdują się w paczcę </text:span>Template. Domyślnie zakomentowano część zadania z bazą danych (W Main.java), ponieważ nie będzie się ona w stanie połączyć z moją lokalną bazą danych I wyrzuci wyjątek. W zadaniu skorzystano z bazy danych PostgreSQL, brak biblioteki/modułu związanego ze sterownikiem do tej bazy danych (Nie jest ona umieszczana w IDE domyślnie) może wyrzucać błędy a nawet uniemożliwić uruchomienie programu.</text:p>
      <text:p text:style-name="P5"><text:tab/>Część ze zsumowaniem jakiejś kolumny w bazie danych sumowała identyfikatory wszystkich użytkowników w tabeli “users” prowizorycznie skonstruowanej na potrzeby zadania bazie danych.</text:p>
      <text:p text:style-name="P5"/>
      <text:p text:style-name="P4">Zadanie 3:</text:p>
      <text:p text:style-name="P4"><text:tab/><text:span text:style-name="T2">Pliki źródłowe znajdują się w paczcę Strategy. Jest to refaktoryzacja zadania 2.</text:span></text:p>
      <text:p text:style-name="P4"><text:span text:style-name="T2"/></text:p>
      <text:p text:style-name="P4">Zadanie 4:</text:p>
      <text:p text:style-name="P4"><text:tab/><text:span text:style-name="T2">Do zadania dołączono pdf z diagramem stanów automatu biletowego z wrocławskich autobusów/tramwajów. Jeśli uruchomi się program, to można pobawić się z automatem wpisując w konsoli parametry, co powoduje odpowiednie zmiany stanów pod warunkiem wpisania odpowiednich parametr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0:05:02.731338147</meta:creation-date>
    <dc:date>2016-05-12T20:32:26.219984456</dc:date>
    <meta:editing-duration>PT11M43S</meta:editing-duration>
    <meta:editing-cycles>1</meta:editing-cycles>
    <meta:document-statistic meta:table-count="0" meta:image-count="0" meta:object-count="0" meta:page-count="1" meta:paragraph-count="12" meta:word-count="246" meta:character-count="1794" meta:non-whitespace-character-count="1548"/>
    <meta:generator>LibreOffice/5.0.5.2$Linux_X86_64 LibreOffice_project/00m0$Build-2</meta:generator>
  </office:meta>
</office:document-meta>
</file>